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/>
    </style:style>
    <style:style style:name="P2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11c7d4"/>
    </style:style>
    <style:style style:name="P3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0e7c49"/>
    </style:style>
    <style:style style:name="P4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0964b8"/>
    </style:style>
    <style:style style:name="P5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1eb180"/>
    </style:style>
    <style:style style:name="P6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0c2ff8"/>
    </style:style>
    <style:style style:name="P7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0aec23"/>
    </style:style>
    <style:style style:name="P8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2149a7"/>
    </style:style>
    <style:style style:name="P9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rsid="0018fcd4" officeooo:paragraph-rsid="002149a7"/>
    </style:style>
    <style:style style:name="P10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fo:font-weight="bold" officeooo:rsid="002149a7" officeooo:paragraph-rsid="002149a7" style:font-weight-asian="bold" style:font-weight-complex="bold"/>
    </style:style>
    <style:style style:name="P11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fo:font-weight="bold" officeooo:rsid="000964b8" officeooo:paragraph-rsid="000964b8" style:font-weight-asian="bold" style:font-weight-complex="bold"/>
    </style:style>
    <style:style style:name="P12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fo:font-weight="bold" style:font-weight-asian="bold" style:font-weight-complex="bold"/>
    </style:style>
    <style:style style:name="P13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fo:font-weight="bold" officeooo:paragraph-rsid="002149a7" style:font-weight-asian="bold" style:font-weight-complex="bold"/>
    </style:style>
    <style:style style:name="P14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rsid="000964b8" officeooo:paragraph-rsid="002149a7"/>
    </style:style>
    <style:style style:name="P15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rsid="002149a7" officeooo:paragraph-rsid="002149a7"/>
    </style:style>
    <style:style style:name="P16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2149a7"/>
    </style:style>
    <style:style style:name="P17" style:family="paragraph" style:parent-style-name="Standard">
      <style:paragraph-properties>
        <style:tab-stops>
          <style:tab-stop style:position="0.714cm"/>
          <style:tab-stop style:position="1.482cm"/>
        </style:tab-stops>
      </style:paragraph-properties>
      <style:text-properties style:font-name="Roboto Condensed" officeooo:paragraph-rsid="00220902"/>
    </style:style>
    <style:style style:name="T1" style:family="text">
      <style:text-properties officeooo:rsid="000964b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c7d4" style:font-weight-asian="bold" style:font-weight-complex="bold"/>
    </style:style>
    <style:style style:name="T4" style:family="text">
      <style:text-properties fo:font-weight="bold" officeooo:rsid="002149a7" style:font-weight-asian="bold" style:font-weight-complex="bold"/>
    </style:style>
    <style:style style:name="T5" style:family="text">
      <style:text-properties officeooo:rsid="000aec23"/>
    </style:style>
    <style:style style:name="T6" style:family="text">
      <style:text-properties officeooo:rsid="000e7c49"/>
    </style:style>
    <style:style style:name="T7" style:family="text">
      <style:text-properties officeooo:rsid="000fd5bb"/>
    </style:style>
    <style:style style:name="T8" style:family="text">
      <style:text-properties officeooo:rsid="0011c7d4"/>
    </style:style>
    <style:style style:name="T9" style:family="text">
      <style:text-properties officeooo:rsid="0012f75d"/>
    </style:style>
    <style:style style:name="T10" style:family="text">
      <style:text-properties officeooo:rsid="00148001"/>
    </style:style>
    <style:style style:name="T11" style:family="text">
      <style:text-properties officeooo:rsid="0018fcd4"/>
    </style:style>
    <style:style style:name="T12" style:family="text">
      <style:text-properties officeooo:rsid="001eb180"/>
    </style:style>
    <style:style style:name="T13" style:family="text">
      <style:text-properties officeooo:rsid="002149a7"/>
    </style:style>
    <style:style style:name="T14" style:family="text">
      <style:text-properties officeooo:rsid="002209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etup für Badminton-Nachtturnier</text:p>
      <text:p text:style-name="P10"/>
      <text:p text:style-name="P11">WLAN-Router incl. 4-Port-Switch</text:p>
      <text:p text:style-name="P2"><text:tab/><text:span text:style-name="T8">Ort=Regieraum</text:span></text:p>
      <text:p text:style-name="P2"><text:tab/>Admin User=root</text:p>
      <text:p text:style-name="P3"><text:tab/>Admin Passwort=123456</text:p>
      <text:p text:style-name="P4"><text:tab/><text:span text:style-name="T1">WLAN-</text:span>SSID=BadmintonNachtturnier</text:p>
      <text:p text:style-name="P4"><text:tab/><text:span text:style-name="T1">WLAN-</text:span>Passphrase=einundzwanzigzunull</text:p>
      <text:p text:style-name="P4"><text:tab/>IP=192.168.2.1</text:p>
      <text:p text:style-name="P4"><text:tab/><text:span text:style-name="T1">DHCP=enabled</text:span></text:p>
      <text:p text:style-name="P4"><text:tab/><text:span text:style-name="T6">DHCP-Pool=192.168.2.100 – 192.168.2.199</text:span></text:p>
      <text:p text:style-name="P4"><text:tab/><text:span text:style-name="T6">Domainname=badminton</text:span></text:p>
      <text:p text:style-name="P8"><text:tab/><text:span text:style-name="T1">Static DHCP=siehe folgende IP/MAC-Adressen</text:span></text:p>
      <text:p text:style-name="P14"><text:tab/><text:tab/>MAC-Adresse für arhthur (Wifi) und musicbox (LAN) sind eingetragen </text:p>
      <text:p text:style-name="P4"><text:tab/><text:span text:style-name="T13">LAN-Port: 2, 3 oder 4 können genutzt werden (LAN-Port 1 funktioniert nicht, da anderweitig konfiguriert)</text:span></text:p>
      <text:p text:style-name="P4"><text:tab/><text:span text:style-name="T8">Note: Login funktioniert nicht mit Firefox (aber mit Chrome)</text:span></text:p>
      <text:p text:style-name="P1"><text:tab/></text:p>
      <text:p text:style-name="P1"><text:span text:style-name="T3">Switch (</text:span><text:span text:style-name="T4">5</text:span><text:span text:style-name="T3">-Port-Switch)</text:span></text:p>
      <text:p text:style-name="P1"><text:tab/><text:span text:style-name="T8">Ort=Halle</text:span></text:p>
      <text:p text:style-name="P1"/>
      <text:p text:style-name="P12">arthur (Christian/Lenovo X300)</text:p>
      <text:p text:style-name="P1"><text:tab/><text:span text:style-name="T5">Interface=</text:span>LAN</text:p>
      <text:p text:style-name="P5"><text:tab/>MAC=00:1f:e2:18:e4:d8</text:p>
      <text:p text:style-name="P6"><text:tab/>IP=192.168.<text:span text:style-name="T12">1</text:span>.10</text:p>
      <text:p text:style-name="P5"><text:tab/><text:span text:style-name="T5">Interface=W</text:span>LAN</text:p>
      <text:p text:style-name="P5"><text:tab/>MAC=00:<text:span text:style-name="T12">21:5c:7e:2a:ed</text:span></text:p>
      <text:p text:style-name="P5"><text:tab/>IP=192.168.<text:span text:style-name="T12">2</text:span>.10</text:p>
      <text:p text:style-name="P8"><text:tab/><text:span text:style-name="T13">Mit dem Network-Manager sind zwei Verbindungen einzurichten:</text:span></text:p>
      <text:p text:style-name="P15"><text:tab/><text:tab/>BadmintonNachtturnier: Wifi (AP ist der WLAN-Router)</text:p>
      <text:p text:style-name="P8"><text:tab/><text:tab/><text:span text:style-name="T13">Badminton-LAN: feste IP einrichten</text:span></text:p>
      <text:p text:style-name="P8"><text:tab/><text:span text:style-name="T13">RPMs:</text:span></text:p>
      <text:p text:style-name="P8"><text:tab/><text:tab/><text:span text:style-name="T13">mysql mpcclient apache2 mod-php5</text:span></text:p>
      <text:p text:style-name="P8"><text:tab/><text:span text:style-name="T14">DEBs:</text:span></text:p>
      <text:p text:style-name="P17"><text:tab/><text:tab/><text:span text:style-name="T14">mpc mysql-server mysql-client apache2 libapache2-mod-php php-mysql</text:span></text:p>
      <text:p text:style-name="P8"><text:tab/><text:span text:style-name="T9">MySQL installiert und konfiguriert</text:span></text:p>
      <text:p text:style-name="P8"><text:tab/><text:tab/><text:span text:style-name="T9">Start durch rcmysql start</text:span></text:p>
      <text:p text:style-name="P8"><text:tab/>Apache installiert und konfiguriert</text:p>
      <text:p text:style-name="P8"><text:tab/><text:tab/>Start durch rcapache start</text:p>
      <text:p text:style-name="P8"><text:tab/>Apache DocumentRoot=/home/gromeck/local/Freizeit/TSV/Badminton/Nachtturniere/Nachtturnier-<text:span text:style-name="T9">XXXX/</text:span>Turnier/</text:p>
      <text:p text:style-name="P8"><text:tab/><text:span text:style-name="T7">X-Login</text:span></text:p>
      <text:p text:style-name="P8"><text:tab/><text:tab/>User=badminton ('BadmintonNachtturnier')</text:p>
      <text:p text:style-name="P8"><text:tab/><text:tab/>Passwort=badminton</text:p>
      <text:p text:style-name="P8"><text:tab/><text:span text:style-name="T7">Browser</text:span></text:p>
      <text:p text:style-name="P8"><text:tab/><text:tab/>URL=http://localhost/</text:p>
      <text:p text:style-name="P8"><text:tab/><text:span text:style-name="T13">Login für Turnier:</text:span></text:p>
      <text:p text:style-name="P8"><text:tab/><text:tab/><text:span text:style-name="T13">User=admin</text:span></text:p>
      <text:p text:style-name="P8"><text:tab/><text:tab/><text:span text:style-name="T13">Passwort: 21zunull</text:span></text:p>
      <text:p text:style-name="P8"/>
      <text:p text:style-name="P7"><text:span text:style-name="T3">musicbox</text:span><text:span text:style-name="T2"> (</text:span><text:span text:style-name="T3">MPClient/Raspberry PI</text:span><text:span text:style-name="T2">)</text:span></text:p>
      <text:p text:style-name="P2"><text:tab/><text:tab/><text:span text:style-name="T8">Ort=Regieraum</text:span></text:p>
      <text:p text:style-name="P2"><text:span text:style-name="T5"><text:tab/><text:tab/>Interface=</text:span>LAN</text:p>
      <text:p text:style-name="P6"><text:tab/><text:tab/>IP=192.168.<text:span text:style-name="T12">2.</text:span>1<text:span text:style-name="T8">5</text:span></text:p>
      <text:p text:style-name="P2"><text:soft-page-break/><text:tab/><text:tab/>MAC=<text:span text:style-name="T8">b8:27:eb:ca:92:8d</text:span></text:p>
      <text:p text:style-name="P2"><text:tab/><text:tab/><text:span text:style-name="T13">Release-Stand=0.7rc5</text:span></text:p>
      <text:p text:style-name="P8"><text:tab/><text:tab/>Start/Stop Jingles kopiert nach /<text:span text:style-name="T11">music/MusicBox</text:span>/Effects/</text:p>
      <text:p text:style-name="P8"><text:tab/><text:tab/><text:span text:style-name="T11">M</text:span>usik kopiert <text:span text:style-name="T9">auf USB-Stick nach /music/MusicBox/Mixed/</text:span></text:p>
      <text:p text:style-name="P8"><text:tab/><text:tab/><text:span text:style-name="T11">Playlist angelegt mit</text:span></text:p>
      <text:p text:style-name="P9"><text:tab/><text:tab/><text:tab/>find /music/<text:span text:style-name="T13">MusicBox</text:span>/Mixed -iname „*.mp3“ &gt;/<text:span text:style-name="T13">music</text:span>/playlists/Mixed.m3u</text:p>
      <text:p text:style-name="P8"><text:tab/><text:tab/><text:tab/><text:span text:style-name="T11">Playlist-Directory kan in der Oberfläche von MusicBox neu eingelesen werden</text:span></text:p>
      <text:p text:style-name="P8"><text:tab/>Zugriff auf <text:span text:style-name="T10">MusicBox-Webfrontend</text:span></text:p>
      <text:p text:style-name="P8"><text:tab/><text:tab/>URL=http://<text:span text:style-name="T10">192.168.2.15</text:span>/</text:p>
      <text:p text:style-name="P8"/>
      <text:p text:style-name="P13">goosy (Sophie/Lenovo Edge 13)</text:p>
      <text:p text:style-name="P8"><text:tab/><text:span text:style-name="T5">Interface=</text:span>LAN</text:p>
      <text:p text:style-name="P8"><text:tab/>IP=192.168.<text:span text:style-name="T12">1</text:span>.11</text:p>
      <text:p text:style-name="P8"><text:tab/>MAC=08:9E:01:00:8B:80</text:p>
      <text:p text:style-name="P8"><text:tab/><text:span text:style-name="T13">Netzwerk-Verbindungen mit dem Network-Manager einrichten!</text:span></text:p>
      <text:p text:style-name="P8"><text:tab/><text:span text:style-name="T13">Das Frontend des Turniers sollte im Chrome-Browser ausgeführt werden, da Firefox manchmal Eingaben vom Scanner oder des RFID-Lesers verschlucken!</text:span></text:p>
      <text:p text:style-name="P8"/>
      <text:p text:style-name="P8"><text:span text:style-name="T2">edge (Paul/Lenovo Edge 13) –</text:span><text:span text:style-name="T4"> oder Rechner von Bernd</text:span></text:p>
      <text:p text:style-name="P8"><text:tab/><text:span text:style-name="T5">Interface=</text:span>LAN</text:p>
      <text:p text:style-name="P8"><text:tab/>IP=192.168.<text:span text:style-name="T12">1</text:span>.12</text:p>
      <text:p text:style-name="P8"><text:tab/>MAC=60:eb:69:fb:5f:6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Lorenz</meta:initial-creator>
    <meta:creation-date>2011-11-04T21:07:04</meta:creation-date>
    <meta:generator>LibreOffice/5.2.7.2$Linux_x86 LibreOffice_project/20m0$Build-2</meta:generator>
    <dc:date>2018-11-04T16:25:38.586047594</dc:date>
    <meta:editing-duration>PT2H12M24S</meta:editing-duration>
    <meta:editing-cycles>17</meta:editing-cycles>
    <meta:document-statistic meta:table-count="0" meta:image-count="0" meta:object-count="0" meta:page-count="2" meta:paragraph-count="68" meta:word-count="209" meta:character-count="2224" meta:non-whitespace-character-count="1993"/>
  </office:meta>
</office:document-meta>
</file>